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62d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62d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62d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62d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62d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62d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62d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62d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62d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62d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62d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62d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62d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62d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62d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62d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62d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eylin De Los Àngeles Rivero Còrt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4988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è Miguel Riv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658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3.6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1" meta:non-whitespace-character-count="993"/>
    <meta:template xlink:type="simple" xlink:actuate="onRequest" xlink:title="Normal" xlink:href=""/>
  </office:meta>
</office:document-meta>
</file>